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/>
    <style:font-face style:name="BKKJJK+Arial,Bold" svg:font-family="'BKKJJK+Arial,Bold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language="pt" fo:country="BR" fo:font-weight="bold" style:font-weight-asian="bold" style:font-name-complex="Arial" style:font-weight-complex="bold"/>
    </style:style>
    <style:style style:name="P3" style:family="paragraph" style:parent-style-name="Standard">
      <style:text-properties style:font-name="Arial" fo:language="pt" fo:country="BR" style:font-name-complex="Arial"/>
    </style:style>
    <style:style style:name="P4" style:family="paragraph" style:parent-style-name="Standard">
      <style:paragraph-properties fo:line-height="150%"/>
      <style:text-properties style:font-name="Arial" fo:language="pt" fo:country="BR" style:font-name-complex="Ari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pt" fo:country="BR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language="pt" fo:country="BR" style:font-name-complex="Ari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language="pt" fo:country="BR" style:font-name-complex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color="#c00000" style:font-name="Arial" fo:language="pt" fo:country="BR" style:font-name-complex="Arial"/>
    </style:style>
    <style:style style:name="P13" style:family="paragraph" style:parent-style-name="Standard">
      <style:paragraph-properties fo:margin-left="3.491cm" fo:margin-right="0cm" fo:text-align="justify" style:justify-single-word="false" fo:text-indent="0cm" style:auto-text-indent="false"/>
    </style:style>
    <style:style style:name="P14" style:family="paragraph" style:parent-style-name="Standard" style:list-style-name="WW8Num1">
      <style:paragraph-properties fo:margin-left="0.501cm" fo:margin-right="0cm" fo:text-indent="-0.501cm" style:auto-text-indent="false"/>
      <style:text-properties style:font-name="Arial" fo:language="pt" fo:country="BR" style:font-name-complex="Arial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language="pt" fo:country="BR" fo:font-weight="bold" style:font-weight-asian="bold" style:font-name-complex="Arial" style:font-weight-complex="bold"/>
    </style:style>
    <style:style style:name="T1" style:family="text">
      <style:text-properties fo:language="pt" fo:country="BR"/>
    </style:style>
    <style:style style:name="T2" style:family="text">
      <style:text-properties style:font-name="Arial" fo:language="pt" fo:country="BR" style:font-name-complex="Arial"/>
    </style:style>
    <style:style style:name="T3" style:family="text">
      <style:text-properties style:font-name="Arial" fo:language="pt" fo:country="BR" fo:font-style="italic" style:font-style-asian="italic" style:font-name-complex="Arial"/>
    </style:style>
    <style:style style:name="T4" style:family="text">
      <style:text-properties style:font-name="Arial" fo:language="pt" fo:country="BR" fo:font-style="italic" style:font-style-asian="italic" style:font-name-complex="Arial" style:font-style-complex="italic"/>
    </style:style>
    <style:style style:name="T5" style:family="text">
      <style:text-properties fo:color="#c00000" style:font-name="Arial" fo:language="pt" fo:country="BR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trodução</text:p>
      <text:p text:style-name="P3"/>
      <text:p text:style-name="P8"><text:span text:style-name="T2">E</text:span><text:span text:style-name="T2">ste trabalho busca destacar a importância da adoção de uma política de segurança da informação e segurança na gestão de contratos.</text:span></text:p>
      <text:p text:style-name="P9"/>
      <text:p text:style-name="P10"><text:span text:style-name="T2">A informação e o conhecimento são os diferenciais das empresas e dos profissionais que pretendem se destacar no mercado e </text:span><text:span text:style-name="T2">mantiver a sua competitividade. De acordo com Sêmola (2003):</text:span></text:p>
      <text:p text:style-name="P5"><text:tab/><text:tab/></text:p>
      <text:p text:style-name="P13"><text:span text:style-name="T4">É fator critico de sucesso para a anatomia do problema, que se </text:span><text:span text:style-name="T4">identifique os elementos internos e externos que interferem nos riscos à segurança da informação. É o momento de mapear as características físicas, tecnológicas e humanas da empresa, do mercado em que atua dos concorrentes, além de considerar os planos e definições estratégicas do negócio.</text:span></text:p>
      <text:p text:style-name="P5"/>
      <text:p text:style-name="P10"><text:span text:style-name="T2">As </text:span><text:span text:style-name="T2">empresas precisam estabelecer controles abrangentes para não sofrerem o risco de exploração da informação. Para isso, foram criadas normas técnicas que auxiliam na composição de um plano de segurança. Para Rocha (2005):</text:span></text:p>
      <text:p text:style-name="P5"/>
      <text:p text:style-name="P13"><text:span text:style-name="T4">O avanço tecnológico transformou a informação num dos ativos de maiôs importância para o sucesso dos negócios das organizações. Assim, normas e certificações na área começam a traduzir esta realidade. Os maiores exemplos são as normas BS7799 e ISO/IEC 17799 para gestão da segurança da informação</text:span><text:span text:style-name="T4">.</text:span></text:p>
      <text:p text:style-name="P5"/>
      <text:p text:style-name="P7"><text:span text:style-name="T2">De acordo com a norma NBR ISO/IEC 17799 (2001), a informação e os processos de apoio, sistemas e redes são importantes ativos para os negócios.</text:span><text:span text:style-name="T2"> Confidencialidade, integridade e disponibilidade da informação podem ser essenciais para se preservar a competitividade, o faturamento, a lucratividade, o atendimento aos requisitos legais e a imagem da organização no mercado. Cada vez mais as organizações, seus sistemas de informação e redes de computadores são colocados à prova por diversos tipos de ameaças à segurança da informação de uma variedade de fontes, incluindo fraudes eletrônicas, espionagem, sabotagem, vandalismo, fogo ou inundação. Problemas causados por vírus, hackers e ataques de denial of Service estão se tornando cada vez mais comuns, mais ambiciosos e incrivelmente mais sofisticados.</text:span></text:p>
      <text:p text:style-name="P6"/>
      <text:p text:style-name="P6">A dependência de sistemas de informação e serviços indica que as organizações estão mais vulneráveis às ameaças de segurança. A interconexão de redes públicas e privadas e o compartilhamento de recursos de informação aumentam a dificuldade <text:soft-page-break/>de se controlar o acesso. A tendência da computação distribuída dificulta a implementação de um controle de acesso centralizado realmente eficiente. </text:p>
      <text:p text:style-name="P6"/>
      <text:p text:style-name="P7"><text:span text:style-name="T2">Muitos sistemas de informação não foram projetados para serem seguros. E a segurança que pode ser alcançada por meios técnicos é limitada e convém que seja apoiada por gestão e procedimentos apropriados. A identificação de quais controles devem ser implantados requer planejamento cuidadoso e atenção aos detalhes. A gestão da segurança da informação necessita, pelo menos, da participação de todos os funcionários da organização. Os controles de segurança da informação são consideravelmente mais baratos e mais eficientes se forem incorporados nos estágios do projeto e da especificação dos requisitos.</text:span></text:p>
      <text:p text:style-name="P6"/>
      <text:p text:style-name="P6">Segundo Neto (2005), um dos pontos determinantes na aceleração do desenvolvimento das relações de comércio, prestação de serviços, e das demais relações empresariais é o aspecto da Segurança da informação que se troca ou armazena para posterior utilização. O domínio da informação sempre teve fundamental importância para as corporações, sendo indispensável arma, do ponto de vista estratégico e empresarial. Dispor da informação correta, na hora adequada, significa ter um suporte imbatível para a tomada ágil e eficiente de decisão. Da forma como hoje é manipulada e armazenada, quando se faz extensivo uso dos meios e equipamentos eletrônicos, a informação passou a ser objeto de preocupação dos profissionais de TI, responsáveis pelos métodos de tratamento e pela sistematização dos dados, de modo a formar a referida base confiável para processos decisórios.</text:p>
      <text:p text:style-name="P6"/>
      <text:p text:style-name="P6">Contudo, dado o volume mundial de transações, sua expressividade no mundo de hoje e o seu valor (patrimonial, inclusive), o problema passou a importar também à área de Direito, que passou a criar regulamentações pertinentes a essa realidade.</text:p>
      <text:p text:style-name="P6"/>
      <text:p text:style-name="P6">É sabido que os controles dos sistemas computacionais não são suficientes para garantir segurança total, por isso a norma NBR ISO/IEC 17799 é hoje uma referência que pode ser adotada para definir os controles necessários à organização, sejam eles sistêmicos ou não.</text:p>
      <text:p text:style-name="P6"/>
      <text:p text:style-name="P11">Com esse cenário, realizou-se um estudo de caso para verificar se o plano de segurança de uma indústria farmacêutica, esta em conformidade com a norma NBR ISO/IEC 17799 – Tecnologia da Informação – Código de pratica para a gestão da segurança da informação. Buscou-se obter resposta à seguinte questão:</text:p>
      <text:list xml:id="list358194249" text:style-name="WW8Num1">
        <text:list-item>
          <text:p text:style-name="P14">Qual o nível de conformidade desta empresa em segurança da informação e segurança na gestão de contratos, de acordo com norma NBR ISO/EIC 17799:2001?</text:p>
        </text:list-item>
      </text:list>
      <text:p text:style-name="P4"/>
      <text:p text:style-name="P4"/>
      <text:p text:style-name="P4"/>
      <text:p text:style-name="P6"><text:soft-page-break/></text:p>
      <text:p text:style-name="P2">Objetivos e Finalidades</text:p>
      <text:p text:style-name="P2"/>
      <text:p text:style-name="P7"><text:span text:style-name="T2">O objetivo deste trabalho é pesquisar, por meio de estudo de caso, a situação atua</text:span><text:span text:style-name="T2">l da segurança da informação de uma indústria farmacêutica. Para isso, realizou-se uma pesquisa, elaborada com base na norma NBR ISO/IEC 17799:2001, junto à referida empresa.</text:span></text:p>
      <text:p text:style-name="P6"/>
      <text:p text:style-name="P6">Segundo Oliveira (2001), com a intensificação do uso da internet pelas organizações, a segurança tem sido um assunto que vem exigindo mais cuidados do que aqueles até então existentes.</text:p>
      <text:p text:style-name="P6"/>
      <text:p text:style-name="P7"><text:span text:style-name="T2">Considerando-se que as empresas cada vez mais colocam seus negócios em evidência, este trabalho apresenta um estudo de caso que avalia o nível de controle sobre a segurança da informação de uma indústria farmacêutica e tem como desafio garantir a integridade, confidencialidade e disponibilidade da informação. O critério para avaliação foi elaborado com base nas recomendações da NBR ISO/IEC 17799:2001 - Parte 1. Desta forma, realizou-se uma pesquisa para avaliar a conformidade dessa empresa para, de acordo com Sêmola (2003):</text:span></text:p>
      <text:p text:style-name="P6"/>
      <text:p text:style-name="P15"><text:span text:style-name="T2">...</text:span><text:span text:style-name="T3">permitir a sua percepção quanto ao grau de conformidade que a organização tem em relação aos controles sugeridos pelo código de conduta de gestão de segurança da informação definidos pela norma ISO/IEC 17799.</text:span></text:p>
      <text:p text:style-name="P5"/>
      <text:p text:style-name="P1">Delimitação do Tema</text:p>
      <text:p text:style-name="P2"/>
      <text:p text:style-name="P10"><text:span text:style-name="T2">Este trabalho consiste na realização de estudo de caso junto à divisão de oncologia de uma indústria farmacêutica, tendo como objetivo avaliar a conformidade dos seus padrões de segurança com a norma NBR ISO/IEC 17799:2001, a qual procura cobrir os mais diversos aspectos da segurança organizacional apresentando um amplo conjunto de controles.</text:span><text:span text:style-name="T2"> Serão apresentados os conceitos de segurança da informação, teoria geral de contratos e aspectos de segurança da informação na gestão de contratos. </text:span><text:span text:style-name="T5"><text:s text:c="19"/></text:span></text:p>
      <text:p text:style-name="P12"/>
      <text:p text:style-name="P2">Metodologia Aplicada</text:p>
      <text:p text:style-name="P2"/>
      <text:p text:style-name="P6">Realizou-se um estudo de caso para avaliar a aderência da norma NBR ISO/lEC 17799:2001 por uma industria farmacêutica. Seguiu-se o seguinte roteiro:</text:p>
      <text:p text:style-name="P6">- levantamento bibliográfico sobre aspectos considerados no trabalho;</text:p>
      <text:p text:style-name="P6">- pesquisa, por meio de questionário, para avaliar o controle de segurança realizado pela empresa;</text:p>
      <text:p text:style-name="P6"><text:soft-page-break/>- consolidação da pesquisa com avaliação realizada a partir dos preceitos da norma NBR ISO/IEC 17799:2001.</text:p>
      <text:p text:style-name="P6">Este trabalho segue uma abordagem de pesquisa qualitativa.</text:p>
      <text:p text:style-name="P6"/>
      <text:p text:style-name="P2">Estrutura do Trabalho</text:p>
      <text:p text:style-name="P2"/>
      <text:p text:style-name="P6">O trabalho está dividido em cinco partes e apresenta a seguinte estrutura:</text:p>
      <text:p text:style-name="P6">- introdução: são apresentados o escopo, os objetivos e a metodologia utilizada na pesquisa.</text:p>
      <text:p text:style-name="P6">- Capítulos 1 a 5: compreendem o levantamento bibliográfico, pela fundamentação teórica do trabalho, além da metodologia e das técnicas de pesquisa utilizadas, bem como apresentação do estudo de caso.</text:p>
      <text:p text:style-name="P6">- Conclusão: desfecho da monografia apresentando o resultado conclusivo da pesquisa realizada, do processo definido e da experiência obtida.</text:p>
      <text:p text:style-name="P6">- Bibliografia: citação das referências bibliográficas utilizadas no trabalho.</text:p>
      <text:p text:style-name="P6">- Apêndices: modelos adotados para experimentação e também documentos comprobatórios das informações contidas neste trabalho.</text:p>
      <text:p text:style-name="P12"><text:s text:c="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BKKJJK+Arial,Bold" svg:font-family="'BKKJJK+Arial,Bold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ans" fo:font-size="12pt" fo:language="pt" fo:country="BR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anguage="pt" fo:country="BR" style:font-size-complex="10pt"/>
    </style:style>
    <style:style style:name="Default" style:family="paragraph">
      <style:paragraph-properties fo:orphans="2" fo:widows="2" style:snap-to-layout-grid="false"/>
      <style:text-properties fo:color="#000000" style:font-name="BKKJJK+Arial,Bold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Default_20_Paragraph_20_Font" style:display-name="Default Paragraph Font" style:family="text"/>
    <style:style style:name="_20_Char" style:display-name=" Char" style:family="text" style:parent-style-name="Default_20_Paragraph_20_Fon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54cm" fo:margin-right="2.85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ntrodução</dc:title>
    <meta:initial-creator>arraife1</meta:initial-creator>
    <meta:creation-date>2009-11-03T19:24:00</meta:creation-date>
    <dc:creator>arraife1</dc:creator>
    <dc:date>2009-11-16T16:17:00</dc:date>
    <meta:print-date>2009-10-19T17:46:00</meta:print-date>
    <meta:editing-cycles>8</meta:editing-cycles>
    <meta:editing-duration>PT00H41M00S</meta:editing-duration>
    <meta:document-statistic meta:table-count="0" meta:image-count="0" meta:object-count="0" meta:page-count="4" meta:paragraph-count="36" meta:word-count="1170" meta:character-count="7801"/>
    <meta:generator>BrOffice.org/3.1$Unix OpenOffice.org_project/310m19$Build-9420</meta:generator>
  </office:meta>
</office:document-meta>
</file>